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0.5638in"/>
    </style:style>
    <style:style style:name="co3" style:family="table-column">
      <style:table-column-properties fo:break-before="auto" style:column-width="4.353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9563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0.7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RaspberryPi</text:p>
          </table:table-cell>
          <table:table-cell table:number-columns-repeated="5"/>
          <table:table-cell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Item #</text:p>
          </table:table-cell>
          <table:table-cell office:value-type="string">
            <text:p>Item Name</text:p>
          </table:table-cell>
          <table:table-cell office:value-type="string">
            <text:p>Cost</text:p>
          </table:table-cell>
          <table:table-cell office:value-type="string">
            <text:p>Stock</text:p>
          </table:table-cell>
          <table:table-cell office:value-type="string">
            <text:p>URL</text:p>
          </table:table-cell>
          <table:table-cell office:value-type="string">
            <text:p>Total</text:p>
          </table:table-cell>
          <table:table-cell table:style-name="ce6" table:formula="of:=SUM([.F10:.F19])" office:value-type="currency" office:currency="USD" office:value="1918.58">
            <text:p>$1,918.58</text:p>
          </table:table-cell>
          <table:table-cell table:number-columns-repeated="1017"/>
        </table:table-row>
        <table:table-row table:style-name="ro2">
          <table:table-cell table:style-name="ce2" office:value-type="float" office:value="1014">
            <text:p>1014</text:p>
          </table:table-cell>
          <table:table-cell table:style-name="ce2" office:value-type="string">
            <text:p>Raspberry Pi Starter Pack - Includes a Raspberry Pi Computer</text:p>
          </table:table-cell>
          <table:table-cell table:style-name="ce5" office:value-type="currency" office:currency="USD" office:value="104.95">
            <text:p>$104.95</text:p>
          </table:table-cell>
          <table:table-cell office:value-type="float" office:value="5">
            <text:p>5</text:p>
          </table:table-cell>
          <table:table-cell table:style-name="ce2" office:value-type="string">
            <text:p><text:a xlink:href="http://www.adafruit.com/products/1014" xlink:type="simple">http://www.adafruit.com/products/1014</text:a> </text:p>
          </table:table-cell>
          <table:table-cell table:style-name="ce6" table:formula="of:=([.C3])*([.D3])" office:value-type="currency" office:currency="USD" office:value="524.75">
            <text:p>524.75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KU-0833 </text:p>
          </table:table-cell>
          <table:table-cell table:style-name="ce2" office:value-type="string">
            <text:p>AmazonBasics Wired Keyboard (Black)</text:p>
          </table:table-cell>
          <table:table-cell table:style-name="ce5" office:value-type="currency" office:currency="USD" office:value="12.49">
            <text:p>$12.49</text:p>
          </table:table-cell>
          <table:table-cell office:value-type="float" office:value="7">
            <text:p>7</text:p>
          </table:table-cell>
          <table:table-cell table:style-name="ce2" office:value-type="string">
            <text:p><text:a xlink:href="http://www.amazon.com/AmazonBasics-KU-0833-Wired-Keyboard-Black/dp/B005EOWBHC/" xlink:type="simple">http://www.amazon.com/AmazonBasics-KU-0833-Wired-Keyboard-Black/dp/B005EOWBHC/</text:a> </text:p>
          </table:table-cell>
          <table:table-cell table:style-name="ce6" table:formula="of:=([.C4])*([.D4])" office:value-type="currency" office:currency="USD" office:value="87.43">
            <text:p>87.43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69W0689 </text:p>
          </table:table-cell>
          <table:table-cell table:style-name="ce2" office:value-type="string">
            <text:p>RASPBERRY-PI - RPI CAMERA BOARD</text:p>
          </table:table-cell>
          <table:table-cell table:style-name="ce5" office:value-type="currency" office:currency="USD" office:value="25">
            <text:p>$25.00</text:p>
          </table:table-cell>
          <table:table-cell office:value-type="float" office:value="4">
            <text:p>4</text:p>
          </table:table-cell>
          <table:table-cell table:style-name="ce2" office:value-type="string">
            <text:p>http://www.newark.com/jsp/search/productdetail.jsp?sku=69W0689</text:p>
          </table:table-cell>
          <table:table-cell table:style-name="ce6" table:formula="of:=([.C5])*([.D5])" office:value-type="currency" office:currency="USD" office:value="100">
            <text:p>$100.0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table:style-name="ce6"/>
          <table:table-cell/>
          <table:table-cell/>
          <table:table-cell table:style-name="ce6" table:formula="of:=([.C6])*([.D6])" office:value-type="currency" office:currency="USD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/>
          <table:table-cell table:style-name="ce6" table:formula="of:=([.C7])*([.D7])" office:value-type="currency" office:currency="USD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/>
          <table:table-cell table:style-name="ce6" table:formula="of:=([.C8])*([.D8])" office:value-type="currency" office:currency="USD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/>
          <table:table-cell table:style-name="ce6" table:formula="of:=([.C9])*([.D9])" office:value-type="currency" office:currency="USD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office:value-type="string">
            <text:p>Total</text:p>
          </table:table-cell>
          <table:table-cell table:style-name="ce6" table:formula="of:=SUM([.F3:.F9])" office:value-type="currency" office:currency="USD" office:value="712.18">
            <text:p>$712.18</text:p>
          </table:table-cell>
          <table:table-cell table:number-columns-repeated="1018"/>
        </table:table-row>
        <table:table-row table:style-name="ro1">
          <table:table-cell office:value-type="string">
            <text:p>Arduino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office:value-type="string">
            <text:p>Item #</text:p>
          </table:table-cell>
          <table:table-cell office:value-type="string">
            <text:p>Item Name</text:p>
          </table:table-cell>
          <table:table-cell office:value-type="string">
            <text:p>Cost</text:p>
          </table:table-cell>
          <table:table-cell office:value-type="string">
            <text:p>Stock</text:p>
          </table:table-cell>
          <table:table-cell office:value-type="string">
            <text:p>URL</text:p>
          </table:table-cell>
          <table:table-cell table:style-name="ce6" office:value-type="string">
            <text:p>Total</text:p>
          </table:table-cell>
          <table:table-cell table:number-columns-repeated="1018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2" office:value-type="string">
            <text:p>Adafruit ARDX - v1.3 Experimentation Kit for Arduino (Uno R3) - v1.3</text:p>
          </table:table-cell>
          <table:table-cell table:style-name="ce5" office:value-type="currency" office:currency="USD" office:value="79.69">
            <text:p>$79.69</text:p>
          </table:table-cell>
          <table:table-cell office:value-type="float" office:value="5">
            <text:p>5</text:p>
          </table:table-cell>
          <table:table-cell table:style-name="ce2" office:value-type="string">
            <text:p><text:a xlink:href="http://www.adafruit.com/products/170" xlink:type="simple">http://www.adafruit.com/products/170</text:a> </text:p>
          </table:table-cell>
          <table:table-cell table:style-name="ce6" table:formula="of:=([.C13])*([.D13])" office:value-type="currency" office:currency="USD" office:value="398.45">
            <text:p>398.45</text:p>
          </table:table-cell>
          <table:table-cell table:number-columns-repeated="1018"/>
        </table:table-row>
        <table:table-row table:style-name="ro3">
          <table:table-cell office:value-type="float" office:value="80">
            <text:p>80</text:p>
          </table:table-cell>
          <table:table-cell table:style-name="ce2" office:value-type="string">
            <text:p>9V battery clip with 5.5mm/2.1mm plug -</text:p>
          </table:table-cell>
          <table:table-cell table:style-name="ce6" office:value-type="currency" office:currency="USD" office:value="3">
            <text:p>$3.00</text:p>
          </table:table-cell>
          <table:table-cell office:value-type="float" office:value="5">
            <text:p>5</text:p>
          </table:table-cell>
          <table:table-cell table:style-name="ce2" office:value-type="string">
            <text:p><text:a xlink:href="http://www.adafruit.com/products/80" xlink:type="simple">http://www.adafruit.com/products/80</text:a> </text:p>
          </table:table-cell>
          <table:table-cell table:style-name="ce6" table:formula="of:=([.C14])*([.D14])" office:value-type="currency" office:currency="USD" office:value="15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272">
            <text:p>1272</text:p>
          </table:table-cell>
          <table:table-cell table:style-name="ce2" office:value-type="string">
            <text:p>Adafruit GPS logger shield kit - v1.1</text:p>
          </table:table-cell>
          <table:table-cell table:style-name="ce5" office:value-type="currency" office:currency="USD" office:value="49.95">
            <text:p>$49.95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://www.adafruit.com/products/1272" xlink:type="simple">http://www.adafruit.com/products/1272</text:a> </text:p>
          </table:table-cell>
          <table:table-cell table:style-name="ce6" table:formula="of:=([.C15])*([.D15])" office:value-type="currency" office:currency="USD" office:value="149.85">
            <text:p>149.85</text:p>
          </table:table-cell>
          <table:table-cell table:number-columns-repeated="1018"/>
        </table:table-row>
        <table:table-row table:style-name="ro4">
          <table:table-cell table:style-name="ce2" office:value-type="float" office:value="1141">
            <text:p>1141</text:p>
          </table:table-cell>
          <table:table-cell table:style-name="ce2" office:value-type="string">
            <text:p>Adafruit Assembled Data Logging shield for Arduino -</text:p>
          </table:table-cell>
          <table:table-cell table:style-name="ce5" office:value-type="currency" office:currency="USD" office:value="19.95">
            <text:p>$19.9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a xlink:href="https://www.adafruit.com/product/1141" xlink:type="simple">https://www.adafruit.com/product/1141</text:a> </text:p>
          </table:table-cell>
          <table:table-cell table:style-name="ce6" table:formula="of:=([.C16])*([.D16])" office:value-type="currency" office:currency="USD" office:value="39.9">
            <text:p>39.9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/>
          <table:table-cell/>
          <table:table-cell/>
          <table:table-cell table:style-name="ce6" table:formula="of:=([.C17])*([.D17])" office:value-type="currency" office:currency="USD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/>
          <table:table-cell table:style-name="ce6" table:formula="of:=([.C18])*([.D18])" office:value-type="currency" office:currency="USD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style-name="ce6" table:formula="of:=SUM([.F12:.F18])" office:value-type="currency" office:currency="USD" office:value="603.2">
            <text:p>603.2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 style:data-style-name="N2" text:time-value="0000-00-00T11:35:36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1:14:59.33</meta:creation-date>
    <dc:date>2013-09-15T15:49:28.39</dc:date>
    <meta:editing-duration>PT55M16S</meta:editing-duration>
    <meta:editing-cycles>13</meta:editing-cycles>
    <meta:generator>LibreOffice/4.0.1.2$Windows_x86 LibreOffice_project/84102822e3d61eb989ddd325abf1ac077904985</meta:generator>
    <meta:document-statistic meta:table-count="1" meta:cell-count="80" meta:object-count="0"/>
  </office:meta>
</office:document-meta>
</file>